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rsid="001492d9" officeooo:paragraph-rsid="001492d9"/>
    </style:style>
    <style:style style:name="P3" style:family="paragraph" style:parent-style-name="Text_20_body">
      <style:paragraph-properties fo:text-align="justify" style:justify-single-word="false"/>
      <style:text-properties fo:color="#000000" fo:font-size="12pt" fo:font-style="normal" fo:font-weight="normal" officeooo:rsid="001af66e" officeooo:paragraph-rsid="0021e5c7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1492d9" officeooo:paragraph-rsid="001492d9"/>
    </style:style>
    <style:style style:name="P5" style:family="paragraph" style:parent-style-name="Text_20_body">
      <style:paragraph-properties fo:text-align="justify" style:justify-single-word="false"/>
      <style:text-properties fo:font-size="12pt" fo:font-style="normal" fo:font-weight="normal" officeooo:rsid="001af66e" officeooo:paragraph-rsid="001492d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color="#dd4814" fo:font-size="12pt" fo:font-style="normal" fo:font-weight="bold" officeooo:rsid="001af66e" officeooo:paragraph-rsid="0021e5c7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color="#dd4814" fo:font-size="12pt" fo:font-style="normal" fo:font-weight="bold" officeooo:rsid="001af66e" officeooo:paragraph-rsid="00223b5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text-align="justify" style:justify-single-word="false" fo:background-color="#000080">
        <style:background-image/>
      </style:paragraph-properties>
      <style:text-properties fo:color="#ffffff" fo:font-size="12pt" fo:font-style="normal" fo:font-weight="normal" officeooo:rsid="001af66e" officeooo:paragraph-rsid="0021e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 fo:background-color="#dd4814">
        <style:background-image/>
      </style:paragraph-properties>
      <style:text-properties fo:color="#ffffff" fo:font-size="12pt" fo:font-style="normal" fo:font-weight="normal" officeooo:rsid="001af66e" officeooo:paragraph-rsid="0021e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 fo:background-color="#b84700">
        <style:background-image/>
      </style:paragraph-properties>
      <style:text-properties fo:color="#ffffff" fo:font-size="12pt" fo:font-style="normal" fo:font-weight="normal" officeooo:rsid="001af66e" officeooo:paragraph-rsid="0021e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 fo:background-color="#008000">
        <style:background-image/>
      </style:paragraph-properties>
      <style:text-properties fo:color="#ffffff" fo:font-size="12pt" fo:font-style="normal" fo:font-weight="normal" officeooo:rsid="001af66e" officeooo:paragraph-rsid="0021e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 fo:background-color="#9966cc">
        <style:background-image/>
      </style:paragraph-properties>
      <style:text-properties fo:color="#ffffff" fo:font-size="12pt" fo:font-style="normal" fo:font-weight="normal" officeooo:rsid="001af66e" officeooo:paragraph-rsid="0021e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 fo:background-color="#dc2300">
        <style:background-image/>
      </style:paragraph-properties>
      <style:text-properties fo:color="#ffffff" fo:font-size="12pt" fo:font-style="normal" fo:font-weight="normal" officeooo:rsid="001af66e" officeooo:paragraph-rsid="0021e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justify" style:justify-single-word="false" fo:background-color="#77216f">
        <style:background-image/>
      </style:paragraph-properties>
      <style:text-properties fo:color="#ffffff" fo:font-size="12pt" fo:font-style="normal" fo:font-weight="normal" officeooo:rsid="001af66e" officeooo:paragraph-rsid="0021e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font-weight="normal" officeooo:paragraph-rsid="0021e5c7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dd4814" fo:font-weight="bold" officeooo:paragraph-rsid="00229b77" style:font-weight-asian="bold" style:font-weight-complex="bold"/>
    </style:style>
    <style:style style:name="P17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dd4814" fo:font-weight="bold" officeooo:paragraph-rsid="0021e5c7" style:font-weight-asian="bold" style:font-weight-complex="bold"/>
    </style:style>
    <style:style style:name="P18" style:family="paragraph" style:parent-style-name="Heading_20_1">
      <style:paragraph-properties fo:text-align="center" style:justify-single-word="false"/>
      <style:text-properties officeooo:rsid="001492d9" officeooo:paragraph-rsid="001492d9"/>
    </style:style>
    <style:style style:name="P19" style:family="paragraph" style:parent-style-name="Heading_20_2">
      <style:paragraph-properties fo:text-align="justify" style:justify-single-word="false"/>
      <style:text-properties officeooo:rsid="001492d9"/>
    </style:style>
    <style:style style:name="P20" style:family="paragraph" style:parent-style-name="Heading_20_2">
      <style:paragraph-properties fo:text-align="justify" style:justify-single-word="false" fo:background-color="transparent">
        <style:background-image/>
      </style:paragraph-properties>
      <style:text-properties fo:color="#000000" fo:font-size="12pt" fo:font-style="normal" fo:font-weight="bold" officeooo:rsid="001492d9" officeooo:paragraph-rsid="0021e5c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fo:font-size="12pt" fo:font-style="normal" fo:font-weight="bold" officeooo:rsid="0021e5c7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fo:font-size="12pt" fo:font-style="normal" officeooo:rsid="0021e5c7" style:font-size-asian="12pt" style:font-style-asian="normal" style:font-size-complex="12pt" style:font-style-complex="normal"/>
    </style:style>
    <style:style style:name="T3" style:family="text">
      <style:text-properties fo:color="#000000" fo:font-size="12pt" fo:font-style="normal" officeooo:rsid="0022c498" style:font-size-asian="12pt" style:font-style-asian="normal" style:font-size-complex="12pt" style:font-style-complex="normal"/>
    </style:style>
    <style:style style:name="T4" style:family="text">
      <style:text-properties officeooo:rsid="0021e5c7"/>
    </style:style>
    <style:style style:name="T5" style:family="text">
      <style:text-properties officeooo:rsid="00223b5a"/>
    </style:style>
    <style:style style:name="T6" style:family="text">
      <style:text-properties fo:font-size="12pt" fo:font-style="normal" officeooo:rsid="00229b77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21e5c7" style:font-size-asian="12pt" style:font-style-asian="normal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8" text:outline-level="1">Reporte 8. <text:span text:style-name="T4">Uso de la función memcpy y uso de nuevos mapas caóticos.</text:span></text:h>
      <text:p text:style-name="P2"/>
      <text:p text:style-name="P2"/>
      <text:h text:style-name="P19" text:outline-level="2"><text:span text:style-name="T4">Uso de nuevos mapas caóticos</text:span>.</text:h>
      <text:p text:style-name="P5">Se utilizan nuevos mapas caóticos para el cálculo de las posiciones de los segmentos. Por ejemplo, supongamos que cada paquete RTP tiene 20 segmentos. <text:s/>Por lo tanto, necesitamos números aleatorios para el proceso de intercambio de segmentos, los nuevos mapas caóticos se utilizan en este poroceso mediante la siguiente línea de código.</text:p>
      <text:p text:style-name="P7"><text:span text:style-name="T5"><text:tab/><text:tab/>for(iSeg =limite; iSeg &gt;0; iSeg--){</text:span></text:p>
      <text:p text:style-name="P7"><text:span text:style-name="T5"><text:s text:c="35"/>x1 = RENYI_MAP(x1,parametro1,j);</text:span></text:p>
      <text:p text:style-name="P7"><text:span text:style-name="T5"><text:tab/><text:tab/><text:tab/>x2 = RENYI_MAP(x2,parametro2,j);</text:span></text:p>
      <text:p text:style-name="P7"><text:span text:style-name="T5"><text:tab/><text:tab/><text:tab/>T = <text:s/>(x1 &amp; x2) %(iSeg);</text:span></text:p>
      <text:p text:style-name="P7"><text:span text:style-name="T5"><text:tab/><text:tab/><text:tab/>count++;</text:span></text:p>
      <text:p text:style-name="P7"><text:span text:style-name="T5"><text:tab/><text:tab/> <text:s text:c="11"/>auxiliar = segmentos[iSeg];</text:span></text:p>
      <text:p text:style-name="P7"><text:span text:style-name="T5"><text:tab/><text:tab/><text:tab/>segmentos[iSeg] = segmentos[T];</text:span></text:p>
      <text:p text:style-name="P7"><text:span text:style-name="T5"><text:tab/><text:tab/><text:tab/>segmentos[T] = auxiliar;</text:span></text:p>
      <text:p text:style-name="P7"><text:span text:style-name="T5"><text:tab/><text:tab/>}/*Fin del for que recorre los segmentos del paquete RTP.*/</text:span></text:p>
      <text:p text:style-name="P6"><text:span text:style-name="T4"/></text:p>
      <text:p text:style-name="P3"><text:span text:style-name="T4">A la hora de ejecutar el el algoritmo en un ejemplo, obtenemos el siguiente orden de intercambio de los segmentos que forman cada uno de los paquetes RTP:</text:span></text:p>
      <text:p text:style-name="P3"><text:span text:style-name="T4"/></text:p>
      <text:p text:style-name="P8"><text:span text:style-name="T4">9 <text:s/>5 <text:s/>10 <text:s/>17 <text:s/>14 <text:s/>7 <text:s/>15 <text:s/>13 <text:s/>0 <text:s/>1 <text:s/>6 <text:s/>4 <text:s/>19 <text:s/>16 <text:s/>18 <text:s/>11 <text:s/>3 <text:s/>2 <text:s/>12 <text:s/>8 <text:s/></text:span></text:p>
      <text:p text:style-name="P14"><text:span text:style-name="T4">8 <text:s/>3 <text:s/>13 <text:s/>17 <text:s/>18 <text:s/>16 <text:s/>11 <text:s/>5 <text:s/>9 <text:s/>10 <text:s/>14 <text:s/>12 <text:s/>19 <text:s/>15 <text:s/>1 <text:s/>7 <text:s/>4 <text:s/>2 <text:s/>6 <text:s/>0 <text:s/></text:span></text:p>
      <text:p text:style-name="P13"><text:span text:style-name="T4">17 <text:s/>18 <text:s/>3 <text:s/>0 <text:s/>5 <text:s/>19 <text:s/>12 <text:s/>15 <text:s/>2 <text:s/>10 <text:s/>11 <text:s/>16 <text:s/>8 <text:s/>4 <text:s/>13 <text:s/>14 <text:s/>1 <text:s/>7 <text:s/>6 <text:s/>9 <text:s/></text:span></text:p>
      <text:p text:style-name="P12"><text:span text:style-name="T4">3 <text:s/>2 <text:s/>4 <text:s/>6 <text:s/>18 <text:s/>8 <text:s/>1 <text:s/>12 <text:s/>19 <text:s/>7 <text:s/>15 <text:s/>16 <text:s/>5 <text:s/>14 <text:s/>17 <text:s/>13 <text:s/>0 <text:s/>11 <text:s/>9 <text:s/>10 <text:s/></text:span></text:p>
      <text:p text:style-name="P11"><text:span text:style-name="T4">10 <text:s/>18 <text:s/>19 <text:s/>17 <text:s/>5 <text:s/>1 <text:s/>7 <text:s/>3 <text:s/>9 <text:s/>16 <text:s/>11 <text:s/>13 <text:s/>4 <text:s/>2 <text:s/>6 <text:s/>12 <text:s/>0 <text:s/>8 <text:s/>14 <text:s/>15 <text:s/></text:span></text:p>
      <text:p text:style-name="P10"><text:span text:style-name="T4">5 <text:s/>13 <text:s/>12 <text:s/>6 <text:s/>19 <text:s/>18 <text:s/>14 <text:s/>17 <text:s/>15 <text:s/>10 <text:s/>16 <text:s/>2 <text:s/>4 <text:s/>7 <text:s/>11 <text:s/>1 <text:s/>0 <text:s/>3 <text:s/>8 <text:s/>9 <text:s/></text:span></text:p>
      <text:p text:style-name="P9"><text:span text:style-name="T4">11 <text:s/>6 <text:s/>15 <text:s/>19 <text:s/>12 <text:s/>10 <text:s/>9 <text:s/>17 <text:s/>13 <text:s/>3 <text:s/>1 <text:s/>14 <text:s/>8 <text:s/>0 <text:s/>18 <text:s/>5 <text:s/>4 <text:s/>16 <text:s/>2 <text:s/>7 </text:span></text:p>
      <text:p text:style-name="P6"><text:span text:style-name="T4"/></text:p>
      <text:h text:style-name="P20" text:outline-level="2"><text:span text:style-name="T4">Utilización de la función memcpy.</text:span></text:h>
      <text:p text:style-name="P15"><text:span text:style-name="T2">Una vez que tenemos las posiciones de intercambio, ahora si es necesario mover los datos, ésto se hace con la función </text:span><text:span text:style-name="T1">memcpy</text:span><text:span text:style-name="T2">. A continuación, se muestra el código utilizado. </text:span><text:span text:style-name="T3">Lo que hace esta operación de </text:span><text:soft-page-break/><text:span text:style-name="T3">manera interna es lo siguiente: Se definen dos apuntadores que se inicializan en la posición de origen y en la de destino, cada carácter del origen se copia al destino por medio de un una operación de incremento de los apuntadores.</text:span></text:p>
      <text:p text:style-name="P15"><text:span text:style-name="T3"/></text:p>
      <text:p text:style-name="P16"><text:span text:style-name="T6"><text:tab/><text:tab/>for(iSeg=0; iSeg&lt;NUMSEGMENTOS; iSeg++){</text:span></text:p>
      <text:p text:style-name="P16"><text:span text:style-name="T6"></text:span></text:p>
      <text:p text:style-name="P16"><text:span text:style-name="T6"><text:s text:c="35"/>p1 =datosAuxiliar + tamanioSegmento*segmentos[iSeg];</text:span></text:p>
      <text:p text:style-name="P16"><text:span text:style-name="T6"><text:tab/><text:tab/><text:tab/>p2 =intercambioArreglo <text:s/>+ tamanioSegmento*(iSeg);</text:span></text:p>
      <text:p text:style-name="P16"><text:span text:style-name="T6"><text:tab/><text:tab/><text:tab/>memcpy(p2,p1, tamanioSegmento);</text:span></text:p>
      <text:p text:style-name="P16"><text:span text:style-name="T6"><text:tab/><text:tab/> <text:s text:c="2"/></text:span></text:p>
      <text:p text:style-name="P16"><text:span text:style-name="T6"><text:tab/><text:tab/>}/*Fin del for para la permutacion de segmentos*/</text:span></text:p>
      <text:p text:style-name="P17"><text:span text:style-name="T7"/>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5-04T20:43:42</meta:creation-date>
    <dc:date>2014-05-23T11:24:13</dc:date>
    <dc:creator>daniel </dc:creator>
    <meta:editing-duration>PT16H9M9S</meta:editing-duration>
    <meta:editing-cycles>30</meta:editing-cycles>
    <meta:generator>LibreOffice/4.0.2.2$Linux_X86_64 LibreOffice_project/400m0$Build-2</meta:generator>
    <meta:document-statistic meta:table-count="0" meta:image-count="0" meta:object-count="0" meta:page-count="2" meta:paragraph-count="29" meta:word-count="378" meta:character-count="2173" meta:non-whitespace-character-count="1534"/>
  </office:meta>
</office:document-meta>
</file>